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65cm" fo:min-width="18.5cm"/>
    </style:style>
    <style:style style:name="gr2" style:family="graphic" style:parent-style-name="standard">
      <style:graphic-properties svg:stroke-color="#999999" draw:textarea-horizontal-align="justify" draw:textarea-vertical-align="middle" draw:auto-grow-height="false" fo:min-height="12.15cm" fo:min-width="18.5cm"/>
    </style:style>
    <style:style style:name="gr3" style:family="graphic" style:parent-style-name="standard">
      <style:graphic-properties svg:stroke-color="#999999" draw:fill="solid" draw:fill-color="#808080" draw:textarea-horizontal-align="justify" draw:textarea-vertical-align="middle" draw:auto-grow-height="false" fo:min-height="10.85cm" fo:min-width="7.4cm"/>
    </style:style>
    <style:style style:name="gr4" style:family="graphic" style:parent-style-name="standard">
      <style:graphic-properties draw:textarea-horizontal-align="justify" draw:textarea-vertical-align="middle" draw:auto-grow-height="false" fo:min-height="6.05cm" fo:min-width="18.5cm"/>
    </style:style>
    <style:style style:name="gr5" style:family="graphic" style:parent-style-name="standard">
      <style:graphic-properties draw:fill="solid" draw:fill-color="#808080" draw:textarea-horizontal-align="justify" draw:textarea-vertical-align="middle" draw:auto-grow-height="false" fo:min-height="4.15cm" fo:min-width="2.6cm"/>
    </style:style>
    <style:style style:name="gr6" style:family="graphic" style:parent-style-name="standard">
      <style:graphic-properties draw:textarea-horizontal-align="justify" draw:textarea-vertical-align="middle" draw:auto-grow-height="false" fo:min-height="1.55cm" fo:min-width="18.5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80808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draw:layer="layout" svg:width="19cm" svg:height="1.9cm" svg:x="1cm" svg:y="1cm">
          <text:p text:style-name="P1">NAVBAR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9cm" svg:height="12.4cm" svg:x="1cm" svg:y="3.5cm">
          <text:p text:style-name="P1">Films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7.9cm" svg:height="11.1cm" svg:x="1.7cm" svg:y="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7.9cm" svg:height="11.1cm" svg:x="11.4cm" svg:y="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9cm" svg:height="6.3cm" svg:x="1cm" svg:y="18cm">
          <text:p text:style-name="P1">Release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3.1cm" svg:height="4.4cm" svg:x="1.7cm" svg:y="1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3.1cm" svg:height="4.4cm" svg:x="5.1cm" svg:y="1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3.1cm" svg:height="4.4cm" svg:x="12.4cm" svg:y="1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3.1cm" svg:height="4.4cm" svg:x="16.1cm" svg:y="1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9cm" svg:height="1.8cm" svg:x="1cm" svg:y="26.9cm">
          <text:p text:style-name="P1">Footer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7-09T18:01:13.727162393</meta:creation-date>
    <dc:date>2020-07-09T18:17:13.513236513</dc:date>
    <meta:editing-duration>PT5M49S</meta:editing-duration>
    <meta:editing-cycles>1</meta:editing-cycles>
    <meta:document-statistic meta:object-count="10"/>
    <meta:generator>LibreOffice/6.0.7.3$Linux_X86_64 LibreOffice_project/00m0$Build-3</meta:generator>
  </office:meta>
</office:document-meta>
</file>